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Consolas" svg:font-family="Consolas, 'Andale Mono WT', 'Andale Mono', 'Lucida Console', 'Lucida Sans Typewriter', 'DejaVu Sans Mono', 'Bitstream Vera Sans Mono', 'Liberation Mono', 'Nimbus Mono L', Monaco, 'Courier New', Courier, monospac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 style:family="paragraph" style:parent-style-name="Exalted">
      <style:text-properties fo:language="en" fo:country="US"/>
    </style:style>
    <style:style style:name="P3" style:family="paragraph" style:parent-style-name="Exalted">
      <style:paragraph-properties fo:text-align="center" style:justify-single-word="false"/>
      <style:text-properties fo:language="en" fo:country="US"/>
    </style:style>
    <style:style style:name="P4" style:family="paragraph" style:parent-style-name="Exalted">
      <style:text-properties fo:language="en" fo:country="US" officeooo:paragraph-rsid="00069ffa"/>
    </style:style>
    <style:style style:name="P5" style:family="paragraph" style:parent-style-name="Exalted">
      <style:text-properties fo:language="en" fo:country="US" officeooo:paragraph-rsid="000c5f7d"/>
    </style:style>
    <style:style style:name="P6" style:family="paragraph" style:parent-style-name="Exalted">
      <style:text-properties fo:language="en" fo:country="US" officeooo:paragraph-rsid="00369e80"/>
    </style:style>
    <style:style style:name="P7" style:family="paragraph" style:parent-style-name="Exalted">
      <style:text-properties fo:language="en" fo:country="US" officeooo:paragraph-rsid="0021b404"/>
    </style:style>
    <style:style style:name="P8" style:family="paragraph" style:parent-style-name="Exalted">
      <style:text-properties fo:language="en" fo:country="US" officeooo:paragraph-rsid="003e4c9e"/>
    </style:style>
    <style:style style:name="P9" style:family="paragraph" style:parent-style-name="Exalted">
      <style:text-properties fo:language="en" fo:country="US" officeooo:rsid="00525c1f" officeooo:paragraph-rsid="00525c1f"/>
    </style:style>
    <style:style style:name="P10"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US" officeooo:rsid="00406a2b" officeooo:paragraph-rsid="00406a2b"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US"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4" style:family="paragraph" style:parent-style-name="Exalted">
      <style:paragraph-properties fo:margin-top="0in" fo:margin-bottom="0.1in" style:contextual-spacing="false" fo:text-align="end" style:justify-single-word="false"/>
      <style:text-properties fo:language="en" fo:country="US"/>
    </style:style>
    <style:style style:name="P1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1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18"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2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0525c1f"/>
    </style:style>
    <style:style style:name="P21"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Heading_20_1" style:master-page-name="Standard">
      <style:paragraph-properties fo:text-align="center" style:justify-single-word="false" style:page-number="1"/>
      <style:text-properties fo:language="en" fo:country="US"/>
    </style:style>
    <style:style style:name="P23" style:family="paragraph" style:parent-style-name="Heading_20_1">
      <style:text-properties fo:language="en" fo:country="US"/>
    </style:style>
    <style:style style:name="P24" style:family="paragraph" style:parent-style-name="Heading_20_10">
      <style:paragraph-properties fo:break-before="column"/>
      <style:text-properties fo:language="en" fo:country="US"/>
    </style:style>
    <style:style style:name="P25" style:family="paragraph" style:parent-style-name="Heading_20_10">
      <style:paragraph-properties fo:break-before="column"/>
      <style:text-properties fo:language="en" fo:country="US" officeooo:rsid="00525c1f" officeooo:paragraph-rsid="00525c1f"/>
    </style:style>
    <style:style style:name="P26" style:family="paragraph" style:parent-style-name="Heading_20_2">
      <style:text-properties fo:language="en" fo:country="US"/>
    </style:style>
    <style:style style:name="P27" style:family="paragraph" style:parent-style-name="Heading_20_2">
      <style:paragraph-properties fo:break-before="page"/>
      <style:text-properties fo:language="en" fo:country="US"/>
    </style:style>
    <style:style style:name="P28" style:family="paragraph" style:parent-style-name="Heading_20_2">
      <style:paragraph-properties fo:break-before="page"/>
      <style:text-properties fo:language="en" fo:country="US" officeooo:rsid="00431722" officeooo:paragraph-rsid="00431722"/>
    </style:style>
    <style:style style:name="P29" style:family="paragraph" style:parent-style-name="Heading_20_2">
      <style:paragraph-properties fo:break-before="page"/>
      <style:text-properties fo:language="en" fo:country="US" officeooo:rsid="004f81a5" officeooo:paragraph-rsid="004f81a5"/>
    </style:style>
    <style:style style:name="P30" style:family="paragraph" style:parent-style-name="Heading_20_2">
      <style:paragraph-properties fo:break-before="page"/>
      <style:text-properties fo:language="en" fo:country="US" officeooo:rsid="00525c1f" officeooo:paragraph-rsid="00525c1f"/>
    </style:style>
    <style:style style:name="P31" style:family="paragraph" style:parent-style-name="Heading_20_3">
      <style:text-properties fo:language="en" fo:country="US"/>
    </style:style>
    <style:style style:name="P32" style:family="paragraph" style:parent-style-name="Heading_20_3">
      <style:text-properties fo:language="en" fo:country="US" officeooo:paragraph-rsid="000c5f7d"/>
    </style:style>
    <style:style style:name="P33" style:family="paragraph" style:parent-style-name="Heading_20_3">
      <style:paragraph-properties fo:text-align="start" style:justify-single-word="false"/>
      <style:text-properties fo:language="en" fo:country="US" officeooo:paragraph-rsid="00432310"/>
    </style:style>
    <style:style style:name="P34" style:family="paragraph" style:parent-style-name="Heading_20_3">
      <style:text-properties fo:language="en" fo:country="US" officeooo:paragraph-rsid="00525c1f"/>
    </style:style>
    <style:style style:name="P35"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36"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37"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369e80" style:letter-kerning="false" style:font-name-asian="Sorts Mill Goudy1" style:font-size-asian="12pt" style:language-asian="zh" style:country-asian="CN" style:font-name-complex="Sorts Mill Goudy1" style:font-size-complex="12pt" style:language-complex="hi" style:country-complex="IN"/>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officeooo:rsid="0008626a"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092da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b723e"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c4d1f"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d4a3f"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0e3148"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11f1a1"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11f87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e1de2"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21b40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22724f"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242b75"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25f569"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2641c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27992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279ba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6f0f4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76c8a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70fa70"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1a09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749ee3"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387e5a"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41e7c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47840a"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4aa78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4977b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4c4284"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 style:family="text">
      <style:text-properties style:use-window-font-color="true" loext:opacity="0%" style:font-name="Times New Roman" fo:font-size="10pt" fo:language="en" fo:country="none"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language="en" fo:country="none"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language="en" fo:country="none"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officeooo:rsid="006f0f47"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officeooo:rsid="0076c8ae"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officeooo:rsid="0070fa70"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officeooo:rsid="0071a09e"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officeooo:rsid="00749ee3"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242b7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25f569"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279924"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279ba7"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officeooo:rsid="000b723e"/>
    </style:style>
    <style:style style:name="T69" style:family="text">
      <style:text-properties officeooo:rsid="000c5f7d"/>
    </style:style>
    <style:style style:name="T70" style:family="text">
      <style:text-properties fo:font-weight="normal" style:font-weight-asian="normal" style:font-weight-complex="normal"/>
    </style:style>
    <style:style style:name="T71" style:family="text">
      <style:text-properties fo:font-weight="normal" officeooo:rsid="000c5f7d" style:font-weight-asian="normal" style:font-weight-complex="normal"/>
    </style:style>
    <style:style style:name="T72" style:family="text">
      <style:text-properties fo:font-weight="normal" officeooo:rsid="0011b15f" style:font-weight-asian="normal" style:font-weight-complex="normal"/>
    </style:style>
    <style:style style:name="T73" style:family="text">
      <style:text-properties fo:font-weight="normal" officeooo:rsid="0016e923" style:font-weight-asian="normal" style:font-weight-complex="normal"/>
    </style:style>
    <style:style style:name="T74" style:family="text">
      <style:text-properties fo:font-weight="normal" officeooo:rsid="003e4c9e" style:font-weight-asian="normal" style:font-weight-complex="normal"/>
    </style:style>
    <style:style style:name="T75" style:family="text">
      <style:text-properties fo:font-weight="normal" officeooo:rsid="004aa788" style:font-weight-asian="normal" style:font-weight-complex="normal"/>
    </style:style>
    <style:style style:name="T76" style:family="text">
      <style:text-properties officeooo:rsid="000fd066"/>
    </style:style>
    <style:style style:name="T77" style:family="text">
      <style:text-properties officeooo:rsid="0011f1a1"/>
    </style:style>
    <style:style style:name="T78" style:family="text">
      <style:text-properties officeooo:rsid="001ccd6c"/>
    </style:style>
    <style:style style:name="T79" style:family="text">
      <style:text-properties officeooo:rsid="00209f4b"/>
    </style:style>
    <style:style style:name="T80" style:family="text">
      <style:text-properties officeooo:rsid="00212b58"/>
    </style:style>
    <style:style style:name="T81" style:family="text">
      <style:text-properties officeooo:rsid="0069a269"/>
    </style:style>
    <style:style style:name="T82" style:family="text">
      <style:text-properties officeooo:rsid="00432310"/>
    </style:style>
    <style:style style:name="T83" style:family="text">
      <style:text-properties fo:font-variant="normal" fo:text-transform="none" fo:letter-spacing="normal" fo:font-style="normal"/>
    </style:style>
    <style:style style:name="T84" style:family="text">
      <style:text-properties fo:color="#3d85c6" loext:opacity="100%" style:font-name="Goudy" fo:font-size="12pt" fo:language="en" fo:country="none"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85"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86" style:family="text">
      <style:text-properties officeooo:rsid="00525c1f"/>
    </style:style>
    <style:style style:name="T87"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Charms</text:h>
      <text:p text:style-name="P3"/>
      <text:p text:style-name="P3"/>
      <text:section text:style-name="Sect1" text:name="TextSection">
        <text:h text:style-name="P26" text:outline-level="2">Global Charms</text:h>
        <text:h text:style-name="P31" text:outline-level="3">Inescapable Judgement</text:h>
        <text:p text:style-name="P2"><text:span text:style-name="T1">Cost: </text:span>2m<text:line-break/><text:span text:style-name="T1">Type:</text:span> Supplemental<text:line-break/><text:span text:style-name="T1">Mins:</text:span> (Ranged Ability) 1</text:p>
        <text:p text:style-name="P2">With perfect control, the Solar lets loose a ranged attack that follows a perfect arc, angle, or even a series of ricochets to reach its target, diminishing the target’s Cover <text:s/>by one level.</text:p>
        <text:h text:style-name="P27" text:outline-level="2">Archery</text:h>
        <text:h text:style-name="P31" text:outline-level="3">Spirit Piercing Technique</text:h>
        <text:p text:style-name="P2"><text:span text:style-name="T1">Cost:</text:span> 2m<text:line-break/><text:span text:style-name="T1">Type:</text:span> Supplemental (Attack)<text:line-break/><text:span text:style-name="T1">Mins</text:span>: Archery 3</text:p>
        <text:p text:style-name="P4">The Solar infuses their arrow with their golden anima <text:span text:style-name="T2">and lets it loose in a perfect arch, streaming with concentrated Soulfire. </text:span><text:span text:style-name="T3">Spirits such as</text:span><text:span text:style-name="T2"> </text:span><text:span text:style-name="T3">g</text:span><text:span text:style-name="T2">hosts, </text:span><text:span text:style-name="T37">elementals, and </text:span><text:span text:style-name="T3">gods </text:span><text:span text:style-name="T2">can be piereced by these arrows—negating the</text:span><text:span text:style-name="T3">ir</text:span><text:span text:style-name="T2"> (Immaterial) defense.</text:span></text:p>
        <text:p text:style-name="P4">Creatures of Darkness suffer an additional (+Essence) damage from this attack.</text:p>
        <text:h text:style-name="P32" text:outline-level="3">Splitting the Arrow</text:h>
        <text:p text:style-name="P5"><text:span text:style-name="T1">Cost: </text:span><text:span text:style-name="T71">3</text:span>m<text:line-break/><text:span text:style-name="T1">Type: </text:span>Supplemental<text:line-break/><text:span text:style-name="T1">Mins: </text:span>Archery 4</text:p>
        <text:p text:style-name="P5">The Exalt strikes with unerring accuracy and lethality, finding the smallest chink of armor and exploiting it. <text:span text:style-name="T69">The Archery action targets Evasion, instead of DV.</text:span></text:p>
        <text:p text:style-name="P5"><text:span text:style-name="T1">Upgrade</text:span>: At Essence 4, this charm deals an extra +2 damage. </text:p>
        <text:h text:style-name="P31" text:outline-level="3">Solar Spike</text:h>
        <text:p text:style-name="P2"><text:span text:style-name="T1">Cost:</text:span> 5m, <text:span text:style-name="T68">2</text:span>i<text:line-break/><text:span text:style-name="T1">Type:</text:span> <text:span text:style-name="T38">Supplemental (Flurry)</text:span><text:line-break/><text:span text:style-name="T1">Mins</text:span>: Archery 4</text:p>
        <text:p text:style-name="P2">Conjuring the deepest Intimacy, the Solar lashes out with a spike of Soulfire, launching a Flurry Attack <text:span text:style-name="T39">that deals a +(</text:span><text:span text:style-name="T40">2</text:span><text:span text:style-name="T39">) damage </text:span><text:span text:style-name="T41">each, up to (Essence) targets</text:span></text:p>
        <text:p text:style-name="P2">The spike dashes from target to target like lightning, and may continue past the Solar’s typically range boundary so long as each target is within Short Range of the last.</text:p>
        <text:h text:style-name="P31" text:outline-level="3"/>
        <text:h text:style-name="P26" text:outline-level="2"/>
        <text:h text:style-name="P24" text:outline-level="10">Greater Charms</text:h>
        <text:h text:style-name="P31" text:outline-level="3">The Mark of Judgement</text:h>
        <text:p text:style-name="P2"><text:span text:style-name="T1">Cost:</text:span> 8m, 3i<text:line-break/><text:span text:style-name="T1">Type: </text:span><text:span text:style-name="T42">Simple</text:span>; Scene<text:line-break/><text:span text:style-name="T1">Mins</text:span>: Archery 4</text:p>
        <text:p text:style-name="P2">The Solar marks a specific target, burning it perfectly into their mind. The Solar Archer ignores all Partial Defenses against the target, and gains +1 automatic success on <text:span text:style-name="T43">Accuracy Rolls</text:span>.</text:p>
        <text:p text:style-name="P2">Alternatively a specific location may be marked (no larger than 6 meters in diameter), allowing the Solar to freely and reflexively attack any who enter the location. This does not grant the Partial Defense removal <text:span text:style-name="T76">n</text:span>or automatic success.</text:p>
        <text:h text:style-name="P31" text:outline-level="3">Searing Sunfire Interdiction</text:h>
        <text:p text:style-name="P2"><text:span text:style-name="T1">Cost:</text:span> 10m, 4i<text:line-break/><text:span text:style-name="T1">Type: </text:span>Primary<text:line-break/><text:span text:style-name="T1">Mins</text:span>: Archery 5</text:p>
        <text:p text:style-name="P2">The Solar focuses all their Wrath into a single shot, and selects a target location--such as where a person is standing. They then launch a streaming <text:s/>arrow of light into the air.</text:p>
        <text:p text:style-name="P2">At the start of the next Round, the arrow crashes down at the targeted location, dealing [Archery + (Essence) x2] damage to all within Short Range of the target location.</text:p>
        <text:p text:style-name="P2">For the remainder of the scene, the affected area becomes bathed in Soulfire Environmental Damage. (Essence) per Round. </text:p>
        <text:p text:style-name="P2"/>
        <text:h text:style-name="P23" text:outline-level="1"/>
        <text:h text:style-name="P27" text:outline-level="2">Athletics</text:h>
        <text:h text:style-name="P31" text:outline-level="3">Shadow over Water</text:h>
        <text:p text:style-name="P2"><text:span text:style-name="T1">Cost: </text:span>2m<text:line-break/><text:span text:style-name="T1">Type: </text:span>Reflexive<text:line-break/><text:span text:style-name="T1">Mins: </text:span>Athletics 2</text:p>
        <text:p text:style-name="P2">The Solar may negate up to (Essence) Disadvantages imposed on their Evasion.</text:p>
        <text:h text:style-name="P31" text:outline-level="3">Burning Corona Evasion</text:h>
        <text:p text:style-name="P2"><text:span text:style-name="T1">Cost: </text:span><text:span text:style-name="T72">2</text:span>m<text:line-break/><text:span text:style-name="T1">Type: </text:span>Reflexive<text:line-break/><text:span text:style-name="T1">Mins: </text:span>Athletics 3</text:p>
        <text:p text:style-name="P2">The Solar flares a glimpse of their anima at just the right moment, temporarily blinding their opponent as they attack them.</text:p>
        <text:p text:style-name="P2">When defending with Evasion, the Solar <text:span text:style-name="T44">will</text:span> force the attacker to lose 2 Impulse <text:span text:style-name="T77">on their Accuracy</text:span>, If <text:span text:style-name="T45">the attacker only had 2 Impulse, they automatically miss.</text:span></text:p>
        <text:h text:style-name="P31" text:outline-level="3">Foe-Vaulting Method</text:h>
        <text:p text:style-name="P2"><text:span text:style-name="T1">Cost: </text:span>4m<text:line-break/><text:span text:style-name="T1">Type: </text:span><text:span text:style-name="T64">Supplemental (</text:span><text:span text:style-name="T65">Disengage</text:span><text:span text:style-name="T64">)</text:span><text:line-break/><text:span text:style-name="T1">Mins: </text:span>Athletics 3</text:p>
        <text:p text:style-name="P2">Swift as the wind, the Solar may vault across, above, or around an enemy with blurring speed.</text:p>
        <text:p text:style-name="P10">The character proactively rolls (Dex + Athletics) against their pursuer’s Evasion, instead of the normal disengage roll. (If there are multiple enemies, choose the target with the highest Evasion.)</text:p>
        <text:p text:style-name="P10">On Success, disengage to Short Range, and force the target to lose (Threshold Successes) Impulse. If they do not have enough Impulse, the target become Stunned.</text:p>
        <text:h text:style-name="P31" text:outline-level="3">Seven Shadows Evasion</text:h>
        <text:p text:style-name="P2"><text:span text:style-name="T1">Cost: </text:span><text:span text:style-name="T73">3</text:span>m<text:line-break/><text:span text:style-name="T1">Type: </text:span>Reflexive<text:line-break/><text:span text:style-name="T1">Mins: </text:span>Athletics 4</text:p>
        <text:p text:style-name="P2">The Solar is as swift as the shadows they cast, and may Increase their <text:s/>Evasion against an attack by (Essence).</text:p>
        <text:h text:style-name="P26" text:outline-level="2"/>
        <text:h text:style-name="P24" text:outline-level="10">Greater Charms</text:h>
        <text:h text:style-name="P31" text:outline-level="3">Sunlight’s Advance</text:h>
        <text:p text:style-name="P2"><text:span text:style-name="T1">Cost: </text:span>--<text:span text:style-name="T1"><text:line-break/>Type: </text:span>Permanent<text:line-break/><text:span text:style-name="T1">Mins: </text:span>Athletics 4</text:p>
        <text:p text:style-name="P2">All of The Solar’s movement is doubled--rolls depending on speed add an additional (Athletics) dice. <text:s/>Leaps and bounds are also doubled.</text:p>
        <text:p text:style-name="P2">In combat, <text:span text:style-name="T46">Dashes may be taken at no penalty.</text:span></text:p>
        <text:h text:style-name="P37" text:outline-level="3">One Extra Step</text:h>
        <text:p text:style-name="P6"><text:span text:style-name="T1">Cost: </text:span>--<text:line-break/><text:span text:style-name="T1">Type: </text:span>Permanent<text:line-break/><text:span text:style-name="T1">Mins: </text:span>Athletics <text:span text:style-name="T81">5</text:span></text:p>
        <text:p text:style-name="P6"><text:span text:style-name="T47">Once per </text:span><text:span text:style-name="T48">S</text:span><text:span text:style-name="T47">cene, the Exalt </text:span><text:span text:style-name="T49">will find and reach a </text:span><text:span text:style-name="T50">P</text:span><text:span text:style-name="T49">osition </text:span><text:span text:style-name="T50">or Target in the current Scene by the next Action</text:span><text:span text:style-name="T49">, </text:span><text:span text:style-name="T51">so long as a possible path exists.</text:span><text:span text:style-name="T49"> </text:span><text:span text:style-name="T48">This may be repeated in the Scene by spending a Strife Point.</text:span></text:p>
        <text:h text:style-name="P31" text:outline-level="3">Eagle-Wing Style</text:h>
        <text:p text:style-name="P2"><text:span text:style-name="T1">Cost: </text:span><text:s/>3m<text:line-break/><text:span text:style-name="T1">Type: </text:span>Supplemental; Scene<text:line-break/><text:span text:style-name="T1">Mins: </text:span>Athletics 5</text:p>
        <text:p text:style-name="P2">By using the barest of scenery, be it lampposts, delicate tree branches, or even coins the Solar carries with them to launch against, they Solar may leap effortlessly through the air.</text:p>
        <text:p text:style-name="P2"/>
        <text:p text:style-name="P2"/>
        <text:p text:style-name="P2"/>
        <text:p text:style-name="P2"/>
        <text:h text:style-name="P23" text:outline-level="1"/>
        <text:h text:style-name="P27" text:outline-level="2">Awareness</text:h>
        <text:h text:style-name="P31" text:outline-level="3">Genius Palate Summation</text:h>
        <text:p text:style-name="P2"><text:span text:style-name="T1">Cost: </text:span>2m<text:line-break/><text:span text:style-name="T1">Type: </text:span>Primary<text:line-break/><text:span text:style-name="T1">Mins: </text:span>Awareness 3</text:p>
        <text:p text:style-name="P2">The emotions and intentions of an individual bleed through to their craftsmanship. Upon eating, imbibing, or otherwise interacting with food (or drink) prepared or handled by an individual, make a Read Intentions Action against them.</text:p>
        <text:h text:style-name="P31" text:outline-level="3">Unsurpassed Sense Discipline</text:h>
        <text:p text:style-name="P2"><text:span text:style-name="T1">Cost: </text:span>4m<text:line-break/><text:span text:style-name="T1">Type: </text:span>Reflexive<text:line-break/><text:span text:style-name="T1">Mins: </text:span>Awareness 3</text:p>
        <text:p text:style-name="P2">The Solar reduces Awareness disadvantages due to distance by up to (Essence) dice. This also opens up Awareness checks up to twice the normal distance--they can clearly hear or see across a field.</text:p>
        <text:h text:style-name="P31" text:outline-level="3">Inner Eye Focus</text:h>
        <text:p text:style-name="P2"><text:span text:style-name="T1">Cost: </text:span>4m<text:line-break/><text:span text:style-name="T1">Type: </text:span>Reflexive<text:line-break/><text:span text:style-name="T1">Mins: </text:span>Awareness 4</text:p>
        <text:p text:style-name="P2">Reroll an Awareness Roll, taking the preferred result. This may only be done once.</text:p>
        <text:h text:style-name="P31" text:outline-level="3">Living Pulse Perception</text:h>
        <text:p text:style-name="P2"><text:span text:style-name="T1">Cost: </text:span>3m<text:line-break/><text:span text:style-name="T1">Type: </text:span>Primary<text:line-break/><text:span text:style-name="T1">Mins: </text:span>Awareness 4</text:p>
        <text:p text:style-name="P2">By focusing all their senses into a single point, the Solar can gather a trace of all living, breathing, and/or moving creatures.</text:p>
        <text:p text:style-name="P2">This allows a roll against all hidden creatures that breathe, live, or are currently in motion in the current scene, and eliminates up to (Essence) penalties that would be applied against the roll.</text:p>
        <text:h text:style-name="P26" text:outline-level="2"/>
        <text:h text:style-name="P24" text:outline-level="10">Greater Charms</text:h>
        <text:h text:style-name="P31" text:outline-level="3">Eye of the Unconquered Sun</text:h>
        <text:p text:style-name="P2"><text:span text:style-name="T1">Cost: </text:span>10m <text:line-break/><text:span text:style-name="T1">Type: </text:span>Primary; Scene<text:line-break/><text:span text:style-name="T1">Mins: </text:span>Awareness 5</text:p>
        <text:p text:style-name="P2">For a Moment, the Caste Mark of the Solar flares up for all to see <text:s/>and becomes a focal lens for the Inner eye, revealing all to the Lawgiver.</text:p>
        <text:p text:style-name="P2">For that brief moment, all characters in the scene can be sensed, giving a snapshot of their current position, and movement.</text:p>
        <text:p text:style-name="P2">As well, roll a (Cunning + Awareness). All characters in the scene with (Essence) less or equal to the roll are valid targets for any future perception during the scene, regardless of obstacles such as hiding behind walls.</text:p>
        <text:h text:style-name="P27" text:outline-level="2">Brawl</text:h>
        <text:h text:style-name="P31" text:outline-level="3">Heaven Thunder Hammer</text:h>
        <text:p text:style-name="P2"><text:span text:style-name="T1">Cost: </text:span>3m<text:line-break/><text:span text:style-name="T1">Type: </text:span>Supplemental<text:line-break/><text:span text:style-name="T1">Mins: </text:span>Brawl 1</text:p>
        <text:p text:style-name="P2">On a Brawl <text:span text:style-name="T78">Maneuver or </text:span>Attack that hits, the target(s) are thrown back or down one range band of the Brawler’s choice.</text:p>
        <text:p text:style-name="P2">If they impact a wall or other solid surface, deal <text:span text:style-name="T52">2 damage to the target</text:span>--potentially shattering the impacted surface.</text:p>
        <text:p text:style-name="P2">Throwing creatures of a size class or above the character does not deal the extra damage, but still may shatter the surface.</text:p>
        <text:h text:style-name="P31" text:outline-level="3">Solar Cross-Counter</text:h>
        <text:p text:style-name="P2"><text:span text:style-name="T1">Cost: </text:span>3m, <text:span text:style-name="T79">2</text:span>i<text:line-break/><text:span text:style-name="T1">Type: </text:span>Reflexive<text:line-break/><text:span text:style-name="T1">Mins: </text:span>Brawl 2</text:p>
        <text:p text:style-name="P2">After taking damage from an opponent in Close Range, the Solar may reflexively lash out and deal the same amount of damage to the opponent, capped at (Essence)x<text:span text:style-name="T80">2</text:span>.</text:p>
        <text:h text:style-name="P31" text:outline-level="3">Thousand Brilliant Blows</text:h>
        <text:p text:style-name="P2"><text:span text:style-name="T1">Cost: </text:span>4m, 1i <text:line-break/><text:span text:style-name="T1">Type: </text:span><text:span text:style-name="T53">Supplemental (</text:span><text:span text:style-name="T54">Flurry</text:span><text:span text:style-name="T53">)</text:span><text:line-break/><text:span text:style-name="T1">Mins: </text:span>Brawl 3</text:p>
        <text:p text:style-name="P7"><text:span text:style-name="T53">During a Flurry attack, deal +1 </text:span><text:span text:style-name="T55">damage, </text:span><text:span text:style-name="T56">for each </text:span><office:annotation office:name="__Annotation__3471_3034836668" loext:resolved="false"><dc:creator>Samuel Smith</dc:creator><dc:date>2020-11-19T23:30:28.117000000</dc:date><meta:creator-initials>SS</meta:creator-initials><text:p text:style-name="P38"><text:span text:style-name="T87">“</text:span><text:span text:style-name="T87">Individual targets” for groups menas its size. So if you’re targetting a group of size 5, that’s +5.</text:span></text:p></office:annotation><text:span text:style-name="T56">individual target, </text:span><office:annotation-end office:name="__Annotation__3471_3034836668"/><text:span text:style-name="T56">granting up to (Essence)</text:span><text:span text:style-name="T55"> </text:span><text:span text:style-name="T57">x2 </text:span><text:span text:style-name="T58">bonus.</text:span></text:p>
        <text:p text:style-name="P2"/>
        <text:h text:style-name="P24" text:outline-level="10">Greater Charms</text:h>
        <text:h text:style-name="P27" text:outline-level="2">Craft</text:h>
        <text:h text:style-name="P35" text:outline-level="3">Spiritual Armaments</text:h>
        <text:p text:style-name="P16"><text:span text:style-name="T1">Cost: </text:span><text:span text:style-name="T75">6</text:span>m<text:line-break/><text:span text:style-name="T1">Type: </text:span><text:span text:style-name="T59">Simple</text:span>; (<text:span text:style-name="T60">Essence</text:span><text:span text:style-name="T82">) </text:span><text:span text:style-name="T61">Days</text:span><text:line-break/><text:span text:style-name="T1">Mins: </text:span>Craft <text:span text:style-name="T82">2</text:span></text:p>
        <text:p text:style-name="P17"><text:span text:style-name="T62">By reaching deep into </text:span><text:span text:style-name="T61">their psyche, the Solar can manifest a fully-formed armament of their choice into the world—a coelesced form of their Anima. This is treated as an Artifact of level 2. </text:span><text:span text:style-name="T63">Only one such armament may be active at a time.</text:span></text:p>
        <text:p text:style-name="P19"><text:span text:style-name="T36">The Solar may also awaken </text:span><text:span text:style-name="T63">a spiritual armament in Mortals who have a particular drive or Intimacy.</text:span></text:p>
        <text:p text:style-name="P21">The Solar may use a Project to make an Armament (either thiers or of a Mortals) permanent.</text:p>
        <text:h text:style-name="P31" text:outline-level="3">Chaos-Resistance Preparation</text:h>
        <text:p text:style-name="P2"><text:span text:style-name="T1">Cost: </text:span>8m<text:line-break/><text:span text:style-name="T1">Type: </text:span><text:span text:style-name="T59">Simple</text:span>; (Essence) Weeks<text:line-break/><text:span text:style-name="T1">Mins: </text:span>Craft 4</text:p>
        <text:p text:style-name="P2">Reinforce an object no larger than (Essence) meters in its largest dimension.</text:p>
        <text:p text:style-name="P18">For (Essence) Weeks, that object, and anything inside of it, become resistant to the chaotic effects of the Wyld, gaining (Essence) difficulty to warp it.</text:p>
        <text:h text:style-name="P33" text:outline-level="3"/>
        <text:p text:style-name="P15"/>
        <text:h text:style-name="P24" text:outline-level="10">Greater Charms</text:h>
        <text:h text:style-name="P36" text:outline-level="3">Marvellous Machinery</text:h>
        <text:p text:style-name="P8"><text:span text:style-name="T1">Cost: </text:span><text:span text:style-name="T74">8</text:span>m<text:line-break/><text:span text:style-name="T1">Type: </text:span><text:span text:style-name="T66">Simple; </text:span><text:span text:style-name="T67">Scene</text:span><text:line-break/><text:span text:style-name="T1">Mins: </text:span>Craft 4</text:p>
        <text:p text:style-name="P11">The Solar imbues a statue, complex machinery, or even inert ancient aorking with their very Essence—so long as it is not owned. For the Scene the Solar may control this imbued object as though it were an extension of their body.</text:p>
        <text:h text:style-name="P28" text:outline-level="2">Deception</text:h>
        <text:h text:style-name="P29" text:outline-level="2">Integrity</text:h>
        <text:h text:style-name="P30" text:outline-level="2">Leadership</text:h>
        <text:p text:style-name="P9"/>
        <text:h text:style-name="P25" text:outline-level="10">Greater Charms</text:h>
        <text:h text:style-name="P34" text:outline-level="3"><text:span text:style-name="T86">Commanding </text:span><text:span text:style-name="T85">Words</text:span></text:h>
        <text:p text:style-name="P20"><text:span text:style-name="T1">Cost: </text:span><text:span text:style-name="T75">6</text:span>m<text:line-break/><text:span text:style-name="T1">Type: </text:span><text:span text:style-name="T59">Simple</text:span><text:line-break/><text:span text:style-name="T1">Mins: </text:span><text:span text:style-name="T70">Leadership 4</text:span></text:p>
        <text:p text:style-name="P1">Drawing from their divine rule, a Solar makes a quick command, from which all snap to attention and must obey. </text:p>
        <text:p text:style-name="P1">The Solar targets a Mortal, or a Yu-Shan spirit of Essence less than the Solar. So long as they issue a simple command that may be accomplished by an individual or a group in the scene, the target must obey. If the target is some other entity, the Solar must roll Composure + Leadership vs. their Resolve. </text:p>
        <text:p text:style-name="P12"><text:span text:style-name="T83">If the task would run counter their intimacies, or the task is considered unacceptable influence, this charm automatically fails.</text:span>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Consolas" svg:font-family="Consolas, 'Andale Mono WT', 'Andale Mono', 'Lucida Console', 'Lucida Sans Typewriter', 'DejaVu Sans Mono', 'Bitstream Vera Sans Mono', 'Liberation Mono', 'Nimbus Mono L', Monaco, 'Courier New', Courier, monospac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7:00.667000000</dc:date>
    <meta:editing-cycles>72</meta:editing-cycles>
    <meta:editing-duration>PT7H43M38S</meta:editing-duration>
    <meta:generator>LibreOffice/7.0.3.1$Windows_X86_64 LibreOffice_project/d7547858d014d4cf69878db179d326fc3483e082</meta:generator>
    <dc:creator>Samuel Smith</dc:creator>
    <meta:document-statistic meta:table-count="0" meta:image-count="0" meta:object-count="0" meta:page-count="9" meta:paragraph-count="115" meta:word-count="1454" meta:character-count="8659" meta:non-whitespace-character-count="7314"/>
  </office:meta>
</office:document-meta>
</file>